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e750" officeooo:paragraph-rsid="0004e750"/>
    </style:style>
    <style:style style:name="P2" style:family="paragraph" style:parent-style-name="Standard">
      <style:text-properties style:text-underline-style="solid" style:text-underline-width="auto" style:text-underline-color="font-color" officeooo:rsid="0004e750" officeooo:paragraph-rsid="0004e750"/>
    </style:style>
    <style:style style:name="P3" style:family="paragraph" style:parent-style-name="Standard">
      <style:text-properties officeooo:rsid="000877be" officeooo:paragraph-rsid="000877be"/>
    </style:style>
    <style:style style:name="P4" style:family="paragraph" style:parent-style-name="Standard">
      <style:text-properties officeooo:rsid="000a64ea" officeooo:paragraph-rsid="000a64ea"/>
    </style:style>
    <style:style style:name="T1" style:family="text">
      <style:text-properties officeooo:rsid="000877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ingesprochener Text für Datenbanken <text:span text:style-name="T1">103</text:span></text:p>
      <text:p text:style-name="P1"/>
      <text:p text:style-name="P3">Das ist ein Stift &lt;pause&gt;</text:p>
      <text:p text:style-name="P3"/>
      <text:p text:style-name="P3">Wenn Dich als Informatiker dieser Stift besonders interessiert, z.B. weil Du ihn in einer Datenbank erfassen möchtest, dann sollten wir den letzten Satz nochmal in Informatik-Fachsprache formulieren.</text:p>
      <text:p text:style-name="P3"/>
      <text:p text:style-name="P3">Dies ist ein Objekt mit dem Bezeichner „stift1”. &lt;pause&gt;</text:p>
      <text:p text:style-name="P3">Wir teilen die ganze Welt, die wir abbilden möchten in „Objekte” ein. Also ist auch dieser Stift ein Objekt.</text:p>
      <text:p text:style-name="P3"/>
      <text:p text:style-name="P3">Dies ist ein anderes Objekt, ich habe ihm den Objektbezeichner „stift2” gegeben. Potentiell könnte man die Bezeichnungen frei wählen und dieses Objekt auch „hugo” oder „3100312” nennen. Ich habe mich eben für „stift2” entschieden.</text:p>
      <text:p text:style-name="P3"/>
      <text:p text:style-name="P3">Offensichtlich sind sich die Objekte „stift1” und „stift2” sehr ähnlich. Es sind eben beides Stifte.</text:p>
      <text:p text:style-name="P3">Fachsprachlich korrekt würde man sagen: </text:p>
      <text:p text:style-name="P3">„Die beiden Objekte stift1 und stift2 gehören zur Klasse Stift” &lt;pause&gt;</text:p>
      <text:p text:style-name="P3"/>
      <text:p text:style-name="P3">Hier siehst du zwei weitere Objekte. Das Objekt stift3 gehört ebenfalls zur Klasse Stift. Und auch das Objekt stift4 ist ein Objekt der Klasse Stift.</text:p>
      <text:p text:style-name="P3"/>
      <text:p text:style-name="P3">Offensichtlich unterscheiden sich die vier nun betrachteten Objekte obwohl sie zur Klasse Stift gehören. So wie sich auch Autos von einander unterscheiden, obwohl sie alle Autos sind, oder Schülerinnen und Schüler sich unterscheiden obwohl sie alle Schüler sind.</text:p>
      <text:p text:style-name="P3"/>
      <text:p text:style-name="P3">Die Merkmale oder Eigenschaften, in denen man Objekte einer Klasse unterscheiden kann, nennt man Attribute.</text:p>
      <text:p text:style-name="P3"/>
      <text:p text:style-name="P3">Die Objekte stift5, stift6 und stift7 sind alles Objekte der Klasse Stift. Die Klasse Stift hat das Attribut „farbe”.</text:p>
      <text:p text:style-name="P3"/>
      <text:p text:style-name="P3">Das Objekt stift5 hat für dieses Attribut farbe den Attributwert blau, das Objekt stift6 den Attributwert rot und das Objekt stift7 den Attributwert grün.</text:p>
      <text:p text:style-name="P3">Wenn man festlegt, dass die Klasse Stift über dieses Attribut verfügen soll, dann muss man auch für alle Objekte die dazugehörigen Attributwerte festlegen. </text:p>
      <text:p text:style-name="P3"/>
      <text:p text:style-name="P3">Natürlich können aber auch zwei verschiedene Objekte bei einem Attribut den gleichen Wert haben.</text:p>
      <text:p text:style-name="P3">Alle hier abgebildeten Objekte der Klasse Stift, haben alle bei dem Attribut farbe den Attributwert blau. Offensichtlich unterscheiden Sie sich aber in ihren Attributwerten für das Attribut Länge.</text:p>
      <text:p text:style-name="P3"/>
      <text:p text:style-name="P4">Zur übersichtlichen Darstellung nutzt man Klassen- bzw. Objektdiagramme, die mehrere Klassen bzw. Objekte enthalten können. Um Objekte in der Schule klar zu kennzeichnen, werden diese mit abgerundeten Ecken gezeichn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1-01-17T14:57:01.312277807</dc:date>
    <meta:editing-duration>PT12M43S</meta:editing-duration>
    <meta:editing-cycles>5</meta:editing-cycles>
    <dc:creator>Christoph Krichenbauer</dc:creator>
    <meta:document-statistic meta:table-count="0" meta:image-count="0" meta:object-count="0" meta:page-count="1" meta:paragraph-count="18" meta:word-count="345" meta:character-count="2324" meta:non-whitespace-character-count="1995"/>
  </office:meta>
</office:document-meta>
</file>